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5-09-0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5-06-0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5-03-28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4-10-24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4-08-0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04088" calcext:value-type="float">
            <text:p>76.9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4-03-2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3-09-2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3-07-2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3-03-2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2-12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4904" calcext:value-type="float">
            <text:p>72.7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2-09-2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4168" calcext:value-type="float">
            <text:p>73.7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2-05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3864" calcext:value-type="float">
            <text:p>72.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2-02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1-1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9496" calcext:value-type="float">
            <text:p>72.9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1-08-18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464" calcext:value-type="float">
            <text:p>71.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1-03-10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9184" calcext:value-type="float">
            <text:p>68.9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0-09-29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0-06-1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6424" calcext:value-type="float">
            <text:p>65.8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20-02-2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36656" calcext:value-type="float">
            <text:p>61.6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9-09-0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9-01-3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8-10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8-08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8552" calcext:value-type="float">
            <text:p>69.9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8-05-3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10-23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0256" calcext:value-type="float">
            <text:p>67.5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8-0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6248" calcext:value-type="float">
            <text:p>63.7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4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7792" calcext:value-type="float">
            <text:p>63.8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3432" calcext:value-type="float">
            <text:p>63.2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2656" calcext:value-type="float">
            <text:p>63.9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0672" calcext:value-type="float">
            <text:p>64.0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1632" calcext:value-type="float">
            <text:p>64.1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564" calcext:value-type="float">
            <text:p>64.1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8896" calcext:value-type="float">
            <text:p>64.3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7872" calcext:value-type="float">
            <text:p>64.5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1752" calcext:value-type="float">
            <text:p>65.0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6344" calcext:value-type="float">
            <text:p>65.2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6448" calcext:value-type="float">
            <text:p>65.3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1376" calcext:value-type="float">
            <text:p>65.1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7376" calcext:value-type="float">
            <text:p>63.58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4648" calcext:value-type="float">
            <text:p>66.1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3624" calcext:value-type="float">
            <text:p>66.3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9112" calcext:value-type="float">
            <text:p>66.80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7024" calcext:value-type="float">
            <text:p>66.8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884" calcext:value-type="float">
            <text:p>66.9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4768" calcext:value-type="float">
            <text:p>67.1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2072" calcext:value-type="float">
            <text:p>67.6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4056" calcext:value-type="float">
            <text:p>67.5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3096" calcext:value-type="float">
            <text:p>67.4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1968" calcext:value-type="float">
            <text:p>67.5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268" calcext:value-type="float">
            <text:p>67.1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0592" calcext:value-type="float">
            <text:p>67.2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5144" calcext:value-type="float">
            <text:p>67.0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7712" calcext:value-type="float">
            <text:p>67.0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0968" calcext:value-type="float">
            <text:p>67.1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364" calcext:value-type="float">
            <text:p>67.2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4872" calcext:value-type="float">
            <text:p>67.1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8608" calcext:value-type="float">
            <text:p>67.3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0504" calcext:value-type="float">
            <text:p>68.0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8544" calcext:value-type="float">
            <text:p>67.5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64432" calcext:value-type="float">
            <text:p>67.4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512" calcext:value-type="float">
            <text:p>67.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988" calcext:value-type="float">
            <text:p>67.6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38168" calcext:value-type="float">
            <text:p>67.6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5976" calcext:value-type="float">
            <text:p>67.6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9504" calcext:value-type="float">
            <text:p>67.6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94" calcext:value-type="float">
            <text:p>67.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92448" calcext:value-type="float">
            <text:p>67.5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4368" calcext:value-type="float">
            <text:p>67.7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9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66184" calcext:value-type="float">
            <text:p>67.7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8104" calcext:value-type="float">
            <text:p>67.8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6392" calcext:value-type="float">
            <text:p>67.9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61256" calcext:value-type="float">
            <text:p>67.9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5808" calcext:value-type="float">
            <text:p>67.8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7688" calcext:value-type="float">
            <text:p>67.6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5328" calcext:value-type="float">
            <text:p>67.7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4224" calcext:value-type="float">
            <text:p>67.3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2408" calcext:value-type="float">
            <text:p>67.2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1136" calcext:value-type="float">
            <text:p>67.00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5648" calcext:value-type="float">
            <text:p>66.5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7904" calcext:value-type="float">
            <text:p>66.2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44064" calcext:value-type="float">
            <text:p>66.0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728" calcext:value-type="float">
            <text:p>65.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18512" calcext:value-type="float">
            <text:p>65.8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6216" calcext:value-type="float">
            <text:p>65.7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4776" calcext:value-type="float">
            <text:p>65.6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7088" calcext:value-type="float">
            <text:p>66.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8736" calcext:value-type="float">
            <text:p>66.8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91408" calcext:value-type="float">
            <text:p>66.8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7984" calcext:value-type="float">
            <text:p>66.9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644" calcext:value-type="float">
            <text:p>66.7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0448" calcext:value-type="float">
            <text:p>66.8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0072" calcext:value-type="float">
            <text:p>66.8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9696" calcext:value-type="float">
            <text:p>66.9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4976" calcext:value-type="float">
            <text:p>67.2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14496" calcext:value-type="float">
            <text:p>67.2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6584" calcext:value-type="float">
            <text:p>67.1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1072" calcext:value-type="float">
            <text:p>67.2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8192" calcext:value-type="float">
            <text:p>67.0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0008" calcext:value-type="float">
            <text:p>67.1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2888" calcext:value-type="float">
            <text:p>67.3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8496" calcext:value-type="float">
            <text:p>68.7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7224" calcext:value-type="float">
            <text:p>68.4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1424" calcext:value-type="float">
            <text:p>67.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9216" calcext:value-type="float">
            <text:p>66.8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7776" calcext:value-type="float">
            <text:p>66.7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8632" calcext:value-type="float">
            <text:p>66.7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9488" calcext:value-type="float">
            <text:p>66.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1304" calcext:value-type="float">
            <text:p>66.8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2304" calcext:value-type="float">
            <text:p>67.2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4912" calcext:value-type="float">
            <text:p>67.4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0672" calcext:value-type="float">
            <text:p>67.8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4704" calcext:value-type="float">
            <text:p>67.3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036" calcext:value-type="float">
            <text:p>67.6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07816" calcext:value-type="float">
            <text:p>67.1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1904" calcext:value-type="float">
            <text:p>67.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9632" calcext:value-type="float">
            <text:p>67.1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4952" calcext:value-type="float">
            <text:p>67.8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0272" calcext:value-type="float">
            <text:p>68.4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2256" calcext:value-type="float">
            <text:p>68.3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52824" calcext:value-type="float">
            <text:p>67.5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8792" calcext:value-type="float">
            <text:p>68.0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6852" calcext:value-type="float">
            <text:p>68.1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8648" calcext:value-type="float">
            <text:p>67.6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7104" calcext:value-type="float">
            <text:p>67.5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51656" calcext:value-type="float">
            <text:p>67.3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1032" calcext:value-type="float">
            <text:p>66.93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7592" calcext:value-type="float">
            <text:p>66.0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66112" calcext:value-type="float">
            <text:p>65.6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5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22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0728" calcext:value-type="float">
            <text:p>65.2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2856" calcext:value-type="float">
            <text:p>65.5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0936" calcext:value-type="float">
            <text:p>65.4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1676" calcext:value-type="float">
            <text:p>65.5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8616" calcext:value-type="float">
            <text:p>65.8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3856" calcext:value-type="float">
            <text:p>65.9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8824" calcext:value-type="float">
            <text:p>66.0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2624" calcext:value-type="float">
            <text:p>65.9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7864" calcext:value-type="float">
            <text:p>65.9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1808" calcext:value-type="float">
            <text:p>66.28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5192" calcext:value-type="float">
            <text:p>65.9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908" calcext:value-type="float">
            <text:p>65.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61768" calcext:value-type="float">
            <text:p>65.9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3272" calcext:value-type="float">
            <text:p>65.8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24736" calcext:value-type="float">
            <text:p>65.3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21816" calcext:value-type="float">
            <text:p>64.8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3128" calcext:value-type="float">
            <text:p>65.4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72336" calcext:value-type="float">
            <text:p>65.1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3568" calcext:value-type="float">
            <text:p>65.1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476" calcext:value-type="float">
            <text:p>64.7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9208" calcext:value-type="float">
            <text:p>64.5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236" calcext:value-type="float">
            <text:p>64.6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6224" calcext:value-type="float">
            <text:p>64.2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2216" calcext:value-type="float">
            <text:p>64.2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848" calcext:value-type="float">
            <text:p>64.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1528" calcext:value-type="float">
            <text:p>64.0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28752" calcext:value-type="float">
            <text:p>63.9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988" calcext:value-type="float">
            <text:p>63.8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74" calcext:value-type="float">
            <text:p>63.0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72008" calcext:value-type="float">
            <text:p>64.0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4512" calcext:value-type="float">
            <text:p>64.2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0712" calcext:value-type="float">
            <text:p>64.37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4032" calcext:value-type="float">
            <text:p>64.2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4888" calcext:value-type="float">
            <text:p>64.25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0128" calcext:value-type="float">
            <text:p>64.2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3344" calcext:value-type="float">
            <text:p>64.09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464" calcext:value-type="float">
            <text:p>63.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7896" calcext:value-type="float">
            <text:p>63.9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9232" calcext:value-type="float">
            <text:p>63.9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2176" calcext:value-type="float">
            <text:p>63.8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47624" calcext:value-type="float">
            <text:p>64.0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9064" calcext:value-type="float">
            <text:p>64.1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3552" calcext:value-type="float">
            <text:p>64.2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9168" calcext:value-type="float">
            <text:p>64.2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42" calcext:value-type="float">
            <text:p>64.0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372" calcext:value-type="float">
            <text:p>64.0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15136" calcext:value-type="float">
            <text:p>64.7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5176" calcext:value-type="float">
            <text:p>65.0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0624" calcext:value-type="float">
            <text:p>65.1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4568" calcext:value-type="float">
            <text:p>65.5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6696" calcext:value-type="float">
            <text:p>65.7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3648" calcext:value-type="float">
            <text:p>65.7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7552" calcext:value-type="float">
            <text:p>65.7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632" calcext:value-type="float">
            <text:p>65.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204" calcext:value-type="float">
            <text:p>65.8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606" calcext:value-type="float">
            <text:p>65.7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54504" calcext:value-type="float">
            <text:p>65.7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8888" calcext:value-type="float">
            <text:p>65.7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00224" calcext:value-type="float">
            <text:p>65.8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8408" calcext:value-type="float">
            <text:p>65.7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7824" calcext:value-type="float">
            <text:p>65.6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2896" calcext:value-type="float">
            <text:p>65.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0328" calcext:value-type="float">
            <text:p>65.8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61184" calcext:value-type="float">
            <text:p>65.8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9408" calcext:value-type="float">
            <text:p>66.1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3584" calcext:value-type="float">
            <text:p>66.0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492" calcext:value-type="float">
            <text:p>66.0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6632" calcext:value-type="float">
            <text:p>66.0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9304" calcext:value-type="float">
            <text:p>66.0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25776" calcext:value-type="float">
            <text:p>66.0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3688" calcext:value-type="float">
            <text:p>66.0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4752" calcext:value-type="float">
            <text:p>66.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9656" calcext:value-type="float">
            <text:p>66.5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6736" calcext:value-type="float">
            <text:p>66.0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356" calcext:value-type="float">
            <text:p>66.5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2744" calcext:value-type="float">
            <text:p>66.9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37128" calcext:value-type="float">
            <text:p>66.9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4392" calcext:value-type="float">
            <text:p>67.1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8232" calcext:value-type="float">
            <text:p>67.3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85184" calcext:value-type="float">
            <text:p>67.3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27272" calcext:value-type="float">
            <text:p>67.3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5456" calcext:value-type="float">
            <text:p>67.2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70528" calcext:value-type="float">
            <text:p>67.4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2112" calcext:value-type="float">
            <text:p>67.9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21632" calcext:value-type="float">
            <text:p>67.9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5208" calcext:value-type="float">
            <text:p>66.8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1472" calcext:value-type="float">
            <text:p>66.6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0136" calcext:value-type="float">
            <text:p>66.62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80512" calcext:value-type="float">
            <text:p>66.5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2536" calcext:value-type="float">
            <text:p>66.7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692" calcext:value-type="float">
            <text:p>66.7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7008" calcext:value-type="float">
            <text:p>65.9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3752" calcext:value-type="float">
            <text:p>65.8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42312" calcext:value-type="float">
            <text:p>65.7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344" calcext:value-type="float">
            <text:p>65.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2376" calcext:value-type="float">
            <text:p>65.4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5904" calcext:value-type="float">
            <text:p>65.5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7136" calcext:value-type="float">
            <text:p>65.4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4464" calcext:value-type="float">
            <text:p>65.4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0896" calcext:value-type="float">
            <text:p>65.0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6032" calcext:value-type="float">
            <text:p>65.0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0584" calcext:value-type="float">
            <text:p>64.8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572" calcext:value-type="float">
            <text:p>64.8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2736" calcext:value-type="float">
            <text:p>64.5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7728" calcext:value-type="float">
            <text:p>64.1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516" calcext:value-type="float">
            <text:p>64.1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3928" calcext:value-type="float">
            <text:p>64.1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1088" calcext:value-type="float">
            <text:p>64.3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92632" calcext:value-type="float">
            <text:p>64.4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232" calcext:value-type="float">
            <text:p>64.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6664" calcext:value-type="float">
            <text:p>63.9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3848" calcext:value-type="float">
            <text:p>63.5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364" calcext:value-type="float">
            <text:p>63.4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696" calcext:value-type="float">
            <text:p>63.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2264" calcext:value-type="float">
            <text:p>63.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6752" calcext:value-type="float">
            <text:p>63.1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02744" calcext:value-type="float">
            <text:p>63.1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7608" calcext:value-type="float">
            <text:p>63.15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58192" calcext:value-type="float">
            <text:p>63.2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6104" calcext:value-type="float">
            <text:p>63.3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7856" calcext:value-type="float">
            <text:p>63.6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888" calcext:value-type="float">
            <text:p>63.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6208" calcext:value-type="float">
            <text:p>63.3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4808" calcext:value-type="float">
            <text:p>63.61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22784" calcext:value-type="float">
            <text:p>63.4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6688" calcext:value-type="float">
            <text:p>63.4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0632" calcext:value-type="float">
            <text:p>63.73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45872" calcext:value-type="float">
            <text:p>63.7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64288" calcext:value-type="float">
            <text:p>63.2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8672" calcext:value-type="float">
            <text:p>63.2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0824" calcext:value-type="float">
            <text:p>62.98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14352" calcext:value-type="float">
            <text:p>63.0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216" calcext:value-type="float">
            <text:p>63.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35104" calcext:value-type="float">
            <text:p>62.93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7192" calcext:value-type="float">
            <text:p>62.8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26" calcext:value-type="float">
            <text:p>62.7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88216" calcext:value-type="float">
            <text:p>62.6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9552" calcext:value-type="float">
            <text:p>62.7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3376" calcext:value-type="float">
            <text:p>62.0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9096" calcext:value-type="float">
            <text:p>62.1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0376" calcext:value-type="float">
            <text:p>60.9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5432" calcext:value-type="float">
            <text:p>60.2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3104" calcext:value-type="float">
            <text:p>62.17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15648" calcext:value-type="float">
            <text:p>62.71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9824" calcext:value-type="float">
            <text:p>62.5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8384" calcext:value-type="float">
            <text:p>62.5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0576" calcext:value-type="float">
            <text:p>62.5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6192" calcext:value-type="float">
            <text:p>62.4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95024" calcext:value-type="float">
            <text:p>62.2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22456" calcext:value-type="float">
            <text:p>62.32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2248" calcext:value-type="float">
            <text:p>62.1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36528" calcext:value-type="float">
            <text:p>62.1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4-0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58448" calcext:value-type="float">
            <text:p>62.2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396" calcext:value-type="float">
            <text:p>62.1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9744" calcext:value-type="float">
            <text:p>61.9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2896" calcext:value-type="float">
            <text:p>62.0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3064" calcext:value-type="float">
            <text:p>61.8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3024" calcext:value-type="float">
            <text:p>61.5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0456" calcext:value-type="float">
            <text:p>61.5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8576" calcext:value-type="float">
            <text:p>61.7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5528" calcext:value-type="float">
            <text:p>61.7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6488" calcext:value-type="float">
            <text:p>61.8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6112" calcext:value-type="float">
            <text:p>61.8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25632" calcext:value-type="float">
            <text:p>61.8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8408" calcext:value-type="float">
            <text:p>61.9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5192" calcext:value-type="float">
            <text:p>62.1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6632" calcext:value-type="float">
            <text:p>62.2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7968" calcext:value-type="float">
            <text:p>62.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1184" calcext:value-type="float">
            <text:p>62.0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9368" calcext:value-type="float">
            <text:p>61.9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756" calcext:value-type="float">
            <text:p>60.4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2116" calcext:value-type="float">
            <text:p>62.6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544" calcext:value-type="float">
            <text:p>62.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13312" calcext:value-type="float">
            <text:p>62.31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46256" calcext:value-type="float">
            <text:p>62.2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588" calcext:value-type="float">
            <text:p>62.2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16" calcext:value-type="float">
            <text:p>62.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5336" calcext:value-type="float">
            <text:p>62.5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3896" calcext:value-type="float">
            <text:p>62.4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88928" calcext:value-type="float">
            <text:p>62.2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924" calcext:value-type="float">
            <text:p>62.4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8968" calcext:value-type="float">
            <text:p>62.60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5712" calcext:value-type="float">
            <text:p>62.4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876" calcext:value-type="float">
            <text:p>62.4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0952" calcext:value-type="float">
            <text:p>62.4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2392" calcext:value-type="float">
            <text:p>62.5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9136" calcext:value-type="float">
            <text:p>62.4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76608" calcext:value-type="float">
            <text:p>62.7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0136" calcext:value-type="float">
            <text:p>62.8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5272" calcext:value-type="float">
            <text:p>62.7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3664" calcext:value-type="float">
            <text:p>62.8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6376" calcext:value-type="float">
            <text:p>63.2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076" calcext:value-type="float">
            <text:p>63.2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77648" calcext:value-type="float">
            <text:p>63.4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7" calcext:value-type="float">
            <text:p>63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5392" calcext:value-type="float">
            <text:p>63.71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2072" calcext:value-type="float">
            <text:p>63.8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0424" calcext:value-type="float">
            <text:p>63.5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2136" calcext:value-type="float">
            <text:p>63.5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0592" calcext:value-type="float">
            <text:p>63.4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55728" calcext:value-type="float">
            <text:p>63.3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6584" calcext:value-type="float">
            <text:p>63.3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4728" calcext:value-type="float">
            <text:p>62.97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4248" calcext:value-type="float">
            <text:p>62.94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1512" calcext:value-type="float">
            <text:p>63.1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7232" calcext:value-type="float">
            <text:p>63.1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6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6816" calcext:value-type="float">
            <text:p>62.9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5584" calcext:value-type="float">
            <text:p>62.9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48464" calcext:value-type="float">
            <text:p>63.14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1928" calcext:value-type="float">
            <text:p>63.4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7584" calcext:value-type="float">
            <text:p>63.7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7688" calcext:value-type="float">
            <text:p>63.7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64744" calcext:value-type="float">
            <text:p>63.86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3512" calcext:value-type="float">
            <text:p>63.9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992" calcext:value-type="float">
            <text:p>64.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0024" calcext:value-type="float">
            <text:p>64.2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0296" calcext:value-type="float">
            <text:p>64.0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0776" calcext:value-type="float">
            <text:p>64.1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7248" calcext:value-type="float">
            <text:p>64.0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89712" calcext:value-type="float">
            <text:p>63.98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36016" calcext:value-type="float">
            <text:p>64.1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5744" calcext:value-type="float">
            <text:p>64.2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8792" calcext:value-type="float">
            <text:p>64.2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3448" calcext:value-type="float">
            <text:p>64.1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6976" calcext:value-type="float">
            <text:p>64.1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8688" calcext:value-type="float">
            <text:p>64.1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5304" calcext:value-type="float">
            <text:p>64.5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01776" calcext:value-type="float">
            <text:p>64.5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54176" calcext:value-type="float">
            <text:p>64.6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4216" calcext:value-type="float">
            <text:p>64.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5488" calcext:value-type="float">
            <text:p>65.2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5008" calcext:value-type="float">
            <text:p>65.2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9872" calcext:value-type="float">
            <text:p>65.2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3944" calcext:value-type="float">
            <text:p>65.0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9728" calcext:value-type="float">
            <text:p>64.8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2168" calcext:value-type="float">
            <text:p>65.3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91792" calcext:value-type="float">
            <text:p>65.3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36928" calcext:value-type="float">
            <text:p>65.3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4244" calcext:value-type="float">
            <text:p>65.2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84528" calcext:value-type="float">
            <text:p>65.1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4048" calcext:value-type="float">
            <text:p>65.1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8704" calcext:value-type="float">
            <text:p>65.0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1856" calcext:value-type="float">
            <text:p>65.1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1208" calcext:value-type="float">
            <text:p>65.2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9392" calcext:value-type="float">
            <text:p>65.2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8848" calcext:value-type="float">
            <text:p>65.4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0288" calcext:value-type="float">
            <text:p>65.5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5048" calcext:value-type="float">
            <text:p>65.5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08784" calcext:value-type="float">
            <text:p>65.7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0392" calcext:value-type="float">
            <text:p>65.6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9328" calcext:value-type="float">
            <text:p>65.4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8368" calcext:value-type="float">
            <text:p>65.4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864" calcext:value-type="float">
            <text:p>65.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8912" calcext:value-type="float">
            <text:p>65.2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10-0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8328" calcext:value-type="float">
            <text:p>65.1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9184" calcext:value-type="float">
            <text:p>65.0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4696" calcext:value-type="float">
            <text:p>65.0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9248" calcext:value-type="float">
            <text:p>64.8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7328" calcext:value-type="float">
            <text:p>64.7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9624" calcext:value-type="float">
            <text:p>64.8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9144" calcext:value-type="float">
            <text:p>64.7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0752" calcext:value-type="float">
            <text:p>64.6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8936" calcext:value-type="float">
            <text:p>64.6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13968" calcext:value-type="float">
            <text:p>64.5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1336" calcext:value-type="float">
            <text:p>64.7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43152" calcext:value-type="float">
            <text:p>64.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7536" calcext:value-type="float">
            <text:p>64.8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4488" calcext:value-type="float">
            <text:p>64.8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5824" calcext:value-type="float">
            <text:p>64.8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5448" calcext:value-type="float">
            <text:p>64.9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04112" calcext:value-type="float">
            <text:p>64.9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2296" calcext:value-type="float">
            <text:p>64.8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3528" calcext:value-type="float">
            <text:p>64.8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3904" calcext:value-type="float">
            <text:p>64.7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1232" calcext:value-type="float">
            <text:p>64.7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5512" calcext:value-type="float">
            <text:p>64.6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15264" calcext:value-type="float">
            <text:p>64.21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3864" calcext:value-type="float">
            <text:p>64.4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5096" calcext:value-type="float">
            <text:p>64.3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4368" calcext:value-type="float">
            <text:p>63.9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3304" calcext:value-type="float">
            <text:p>63.7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4392" calcext:value-type="float">
            <text:p>63.3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4848" calcext:value-type="float">
            <text:p>63.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11048" calcext:value-type="float">
            <text:p>64.0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2112" calcext:value-type="float">
            <text:p>64.14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32384" calcext:value-type="float">
            <text:p>64.03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9128" calcext:value-type="float">
            <text:p>63.8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1344" calcext:value-type="float">
            <text:p>63.3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2848" calcext:value-type="float">
            <text:p>63.1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4788" calcext:value-type="float">
            <text:p>63.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976" calcext:value-type="float">
            <text:p>62.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1952" calcext:value-type="float">
            <text:p>62.8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1096" calcext:value-type="float">
            <text:p>62.87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98528" calcext:value-type="float">
            <text:p>62.8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58904" calcext:value-type="float">
            <text:p>62.8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7088" calcext:value-type="float">
            <text:p>62.80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31472" calcext:value-type="float">
            <text:p>62.83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9696" calcext:value-type="float">
            <text:p>63.0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8024" calcext:value-type="float">
            <text:p>63.43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3576" calcext:value-type="float">
            <text:p>63.66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036" calcext:value-type="float">
            <text:p>63.8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1488" calcext:value-type="float">
            <text:p>63.7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91592" calcext:value-type="float">
            <text:p>63.7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9984" calcext:value-type="float">
            <text:p>63.8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3784" calcext:value-type="float">
            <text:p>63.80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7104" calcext:value-type="float">
            <text:p>63.6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5664" calcext:value-type="float">
            <text:p>63.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7-0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748" calcext:value-type="float">
            <text:p>63.6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32512" calcext:value-type="float">
            <text:p>63.5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5936" calcext:value-type="float">
            <text:p>63.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6792" calcext:value-type="float">
            <text:p>63.48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5352" calcext:value-type="float">
            <text:p>63.3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39904" calcext:value-type="float">
            <text:p>63.2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3912" calcext:value-type="float">
            <text:p>63.3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6312" calcext:value-type="float">
            <text:p>63.4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2032" calcext:value-type="float">
            <text:p>63.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92888" calcext:value-type="float">
            <text:p>63.4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5456" calcext:value-type="float">
            <text:p>63.4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936" calcext:value-type="float">
            <text:p>63.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7752" calcext:value-type="float">
            <text:p>63.5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2992" calcext:value-type="float">
            <text:p>63.5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5496" calcext:value-type="float">
            <text:p>63.7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6416" calcext:value-type="float">
            <text:p>63.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5768" calcext:value-type="float">
            <text:p>63.67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9504" calcext:value-type="float">
            <text:p>63.8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8376" calcext:value-type="float">
            <text:p>63.9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318" calcext:value-type="float">
            <text:p>63.9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8608" calcext:value-type="float">
            <text:p>63.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4264" calcext:value-type="float">
            <text:p>63.83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084" calcext:value-type="float">
            <text:p>63.8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8168" calcext:value-type="float">
            <text:p>63.8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844" calcext:value-type="float">
            <text:p>63.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69672" calcext:value-type="float">
            <text:p>63.6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1176" calcext:value-type="float">
            <text:p>63.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4328" calcext:value-type="float">
            <text:p>63.5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9944" calcext:value-type="float">
            <text:p>63.5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08712" calcext:value-type="float">
            <text:p>63.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4224" calcext:value-type="float">
            <text:p>63.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2928" calcext:value-type="float">
            <text:p>63.81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76936" calcext:value-type="float">
            <text:p>63.8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0944" calcext:value-type="float">
            <text:p>63.9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4952" calcext:value-type="float">
            <text:p>64.0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5368" calcext:value-type="float">
            <text:p>64.2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6808" calcext:value-type="float">
            <text:p>64.3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6144" calcext:value-type="float">
            <text:p>63.63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8232" calcext:value-type="float">
            <text:p>63.5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1448" calcext:value-type="float">
            <text:p>63.4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222" calcext:value-type="float">
            <text:p>63.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5-01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08256" calcext:value-type="float">
            <text:p>63.00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01576" calcext:value-type="float">
            <text:p>62.9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7464" calcext:value-type="float">
            <text:p>62.7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2976" calcext:value-type="float">
            <text:p>62.67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4684" calcext:value-type="float">
            <text:p>62.3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2872" calcext:value-type="float">
            <text:p>62.6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4416" calcext:value-type="float">
            <text:p>62.76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6984" calcext:value-type="float">
            <text:p>62.7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00408" calcext:value-type="float">
            <text:p>62.7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23952" calcext:value-type="float">
            <text:p>63.62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8128" calcext:value-type="float">
            <text:p>63.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14224" calcext:value-type="float">
            <text:p>63.5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6392" calcext:value-type="float">
            <text:p>64.0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42696" calcext:value-type="float">
            <text:p>64.2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1944" calcext:value-type="float">
            <text:p>64.3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37312" calcext:value-type="float">
            <text:p>63.8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6184" calcext:value-type="float">
            <text:p>63.9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1672" calcext:value-type="float">
            <text:p>64.4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0232" calcext:value-type="float">
            <text:p>64.3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472" calcext:value-type="float">
            <text:p>64.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0816" calcext:value-type="float">
            <text:p>64.4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2048" calcext:value-type="float">
            <text:p>64.3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3656" calcext:value-type="float">
            <text:p>64.3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4304" calcext:value-type="float">
            <text:p>64.1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5976" calcext:value-type="float">
            <text:p>63.8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6288" calcext:value-type="float">
            <text:p>64.0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8272" calcext:value-type="float">
            <text:p>63.8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65912" calcext:value-type="float">
            <text:p>64.0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7352" calcext:value-type="float">
            <text:p>64.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708" calcext:value-type="float">
            <text:p>64.2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8584" calcext:value-type="float">
            <text:p>64.1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0192" calcext:value-type="float">
            <text:p>64.02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1904" calcext:value-type="float">
            <text:p>64.00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76352" calcext:value-type="float">
            <text:p>63.7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62408" calcext:value-type="float">
            <text:p>63.4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19024" calcext:value-type="float">
            <text:p>63.8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0048" calcext:value-type="float">
            <text:p>63.6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56768" calcext:value-type="float">
            <text:p>64.0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72592" calcext:value-type="float">
            <text:p>64.1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0608" calcext:value-type="float">
            <text:p>64.3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9856" calcext:value-type="float">
            <text:p>64.3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88416" calcext:value-type="float">
            <text:p>64.2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22528" calcext:value-type="float">
            <text:p>64.4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7392" calcext:value-type="float">
            <text:p>64.4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0336" calcext:value-type="float">
            <text:p>64.4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06704" calcext:value-type="float">
            <text:p>64.3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6056" calcext:value-type="float">
            <text:p>64.4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3384" calcext:value-type="float">
            <text:p>64.4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2464" calcext:value-type="float">
            <text:p>64.6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06576" calcext:value-type="float">
            <text:p>64.8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48" calcext:value-type="float">
            <text:p>65.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432" calcext:value-type="float">
            <text:p>65.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6784" calcext:value-type="float">
            <text:p>64.9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55216" calcext:value-type="float">
            <text:p>65.3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7304" calcext:value-type="float">
            <text:p>65.2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09496" calcext:value-type="float">
            <text:p>65.3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31416" calcext:value-type="float">
            <text:p>65.4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94256" calcext:value-type="float">
            <text:p>65.2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6136" calcext:value-type="float">
            <text:p>65.0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49832" calcext:value-type="float">
            <text:p>64.9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66952" calcext:value-type="float">
            <text:p>64.7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81152" calcext:value-type="float">
            <text:p>64.0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44448" calcext:value-type="float">
            <text:p>64.5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2256" calcext:value-type="float">
            <text:p>64.5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3696" calcext:value-type="float">
            <text:p>64.6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84656" calcext:value-type="float">
            <text:p>64.6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5992" calcext:value-type="float">
            <text:p>64.7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3048" calcext:value-type="float">
            <text:p>64.7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0376" calcext:value-type="float">
            <text:p>64.7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6368" calcext:value-type="float">
            <text:p>64.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2512" calcext:value-type="float">
            <text:p>63.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6896" calcext:value-type="float">
            <text:p>63.5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75184" calcext:value-type="float">
            <text:p>63.5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7272" calcext:value-type="float">
            <text:p>63.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08128" calcext:value-type="float">
            <text:p>63.5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3744" calcext:value-type="float">
            <text:p>63.4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44704" calcext:value-type="float">
            <text:p>63.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99568" calcext:value-type="float">
            <text:p>63.5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47168" calcext:value-type="float">
            <text:p>63.4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52552" calcext:value-type="float">
            <text:p>63.8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4408" calcext:value-type="float">
            <text:p>64.2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10464" calcext:value-type="float">
            <text:p>63.9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5852" calcext:value-type="float">
            <text:p>64.3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1192" calcext:value-type="float">
            <text:p>64.4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2152" calcext:value-type="float">
            <text:p>64.4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9688" calcext:value-type="float">
            <text:p>64.5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9792" calcext:value-type="float">
            <text:p>64.6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1024" calcext:value-type="float">
            <text:p>64.5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55344" calcext:value-type="float">
            <text:p>64.8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82192" calcext:value-type="float">
            <text:p>64.7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" calcext:value-type="float">
            <text:p>6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4072" calcext:value-type="float">
            <text:p>64.5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8768" calcext:value-type="float">
            <text:p>64.8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624" calcext:value-type="float">
            <text:p>65.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4152" calcext:value-type="float">
            <text:p>65.2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96" calcext:value-type="float">
            <text:p>65.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2064" calcext:value-type="float">
            <text:p>65.2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3504" calcext:value-type="float">
            <text:p>65.3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79016" calcext:value-type="float">
            <text:p>65.2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02488" calcext:value-type="float">
            <text:p>64.1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41728" calcext:value-type="float">
            <text:p>65.64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4608" calcext:value-type="float">
            <text:p>65.8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8656" calcext:value-type="float">
            <text:p>66.2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304" calcext:value-type="float">
            <text:p>66.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352" calcext:value-type="float">
            <text:p>66.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9616" calcext:value-type="float">
            <text:p>66.2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84856" calcext:value-type="float">
            <text:p>66.2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1704" calcext:value-type="float">
            <text:p>66.2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3144" calcext:value-type="float">
            <text:p>66.30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6776" calcext:value-type="float">
            <text:p>66.4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7256" calcext:value-type="float">
            <text:p>66.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6568" calcext:value-type="float">
            <text:p>66.2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2288" calcext:value-type="float">
            <text:p>66.3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28112" calcext:value-type="float">
            <text:p>66.4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0408" calcext:value-type="float">
            <text:p>66.5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79928" calcext:value-type="float">
            <text:p>66.4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3728" calcext:value-type="float">
            <text:p>66.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2448" calcext:value-type="float">
            <text:p>66.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0368" calcext:value-type="float">
            <text:p>66.1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2456" calcext:value-type="float">
            <text:p>66.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3312" calcext:value-type="float">
            <text:p>66.1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84272" calcext:value-type="float">
            <text:p>66.1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7424" calcext:value-type="float">
            <text:p>66.25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8864" calcext:value-type="float">
            <text:p>66.34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5664" calcext:value-type="float">
            <text:p>67.4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5288" calcext:value-type="float">
            <text:p>67.4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9568" calcext:value-type="float">
            <text:p>67.4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5224" calcext:value-type="float">
            <text:p>67.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0904" calcext:value-type="float">
            <text:p>67.4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556" calcext:value-type="float">
            <text:p>67.3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42512" calcext:value-type="float">
            <text:p>67.3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6792" calcext:value-type="float">
            <text:p>67.2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5936" calcext:value-type="float">
            <text:p>67.3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12032" calcext:value-type="float">
            <text:p>67.31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77792" calcext:value-type="float">
            <text:p>67.6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3512" calcext:value-type="float">
            <text:p>67.7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6248" calcext:value-type="float">
            <text:p>67.5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9776" calcext:value-type="float">
            <text:p>67.5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6832" calcext:value-type="float">
            <text:p>67.6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22344" calcext:value-type="float">
            <text:p>67.5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6728" calcext:value-type="float">
            <text:p>67.5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6352" calcext:value-type="float">
            <text:p>67.5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27856" calcext:value-type="float">
            <text:p>67.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08984" calcext:value-type="float">
            <text:p>67.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53536" calcext:value-type="float">
            <text:p>67.1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65728" calcext:value-type="float">
            <text:p>67.1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8-28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84016" calcext:value-type="float">
            <text:p>67.1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7-02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4936" calcext:value-type="float">
            <text:p>66.9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4-0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05408" calcext:value-type="float">
            <text:p>64.6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3-02-27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8056" calcext:value-type="float">
            <text:p>65.2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2-11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1132" calcext:value-type="float">
            <text:p>67.7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2-07-0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2416" calcext:value-type="float">
            <text:p>69.6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2-04-0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7456" calcext:value-type="float">
            <text:p>64.2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2-01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1736" calcext:value-type="float">
            <text:p>64.1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1-10-06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5516" calcext:value-type="float">
            <text:p>67.9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1-07-1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7944" calcext:value-type="float">
            <text:p>70.4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1-04-26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63192" calcext:value-type="float">
            <text:p>65.1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1-02-0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12544" calcext:value-type="float">
            <text:p>65.3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0-10-14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0-07-0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83304" calcext:value-type="float">
            <text:p>67.5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0-04-2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336" calcext:value-type="float">
            <text:p>64.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10-02-0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4552" calcext:value-type="float">
            <text:p>64.6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9-10-0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9-07-0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9-04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6312" calcext:value-type="float">
            <text:p>67.2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9-02-13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5624" calcext:value-type="float">
            <text:p>67.0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8-10-2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8-07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7048" calcext:value-type="float">
            <text:p>70.1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8-04-0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4336" calcext:value-type="float">
            <text:p>65.9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8-01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0068" calcext:value-type="float">
            <text:p>66.4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7-10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7-08-0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7-05-0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7496" calcext:value-type="float">
            <text:p>68.3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7-01-18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6-10-1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6-07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6808" calcext:value-type="float">
            <text:p>71.9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6-04-05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22272" calcext:value-type="float">
            <text:p>65.4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6-01-10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6432" calcext:value-type="float">
            <text:p>68.2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5-10-0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9352" calcext:value-type="float">
            <text:p>68.7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5-07-0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62096" calcext:value-type="float">
            <text:p>67.0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5-04-04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4384" calcext:value-type="float">
            <text:p>64.7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5-01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29664" calcext:value-type="float">
            <text:p>65.1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4-10-0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3592" calcext:value-type="float">
            <text:p>68.3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2576" calcext:value-type="float">
            <text:p>67.0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51384" calcext:value-type="float">
            <text:p>63.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4344" calcext:value-type="float">
            <text:p>64.4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5056" calcext:value-type="float">
            <text:p>67.8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6232" calcext:value-type="float">
            <text:p>66.62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30248" calcext:value-type="float">
            <text:p>65.2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3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308" calcext:value-type="float">
            <text:p>62.7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9536" calcext:value-type="float">
            <text:p>65.6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2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0624" calcext:value-type="float">
            <text:p>61.3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2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49632" calcext:value-type="float">
            <text:p>63.3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1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1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0816" calcext:value-type="float">
            <text:p>68.2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2672" calcext:value-type="float">
            <text:p>68.6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15408" calcext:value-type="float">
            <text:p>68.4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2000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5008" calcext:value-type="float">
            <text:p>61.4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9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9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0472" calcext:value-type="float">
            <text:p>58.6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8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7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34576" calcext:value-type="float">
            <text:p>60.2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6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5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50928" calcext:value-type="float">
            <text:p>63.0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5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6456" calcext:value-type="float">
            <text:p>60.0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5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7848" calcext:value-type="float">
            <text:p>53.6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4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7904" calcext:value-type="float">
            <text:p>54.8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3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3104" calcext:value-type="float">
            <text:p>54.5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1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6408" calcext:value-type="float">
            <text:p>53.5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9904" calcext:value-type="float">
            <text:p>51.8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0536" calcext:value-type="float">
            <text:p>54.5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0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1136" calcext:value-type="float">
            <text:p>47.9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9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06912" calcext:value-type="float">
            <text:p>49.2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4456" calcext:value-type="float">
            <text:p>51.6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6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6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8616" calcext:value-type="float">
            <text:p>43.0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4216" calcext:value-type="float">
            <text:p>45.9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5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5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4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4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4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4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3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9936" calcext:value-type="float">
            <text:p>49.7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3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3496" calcext:value-type="float">
            <text:p>51.5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2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5816" calcext:value-type="float">
            <text:p>54.9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1248" calcext:value-type="float">
            <text:p>54.1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2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1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9776" calcext:value-type="float">
            <text:p>59.9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3912" calcext:value-type="float">
            <text:p>59.4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84896" calcext:value-type="float">
            <text:p>58.9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1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40928" calcext:value-type="float">
            <text:p>59.2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8272" calcext:value-type="float">
            <text:p>60.0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4472" calcext:value-type="float">
            <text:p>60.1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56752" calcext:value-type="float">
            <text:p>59.3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2136" calcext:value-type="float">
            <text:p>55.9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8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8504" calcext:value-type="float">
            <text:p>59.6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7416" calcext:value-type="float">
            <text:p>60.0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88144" calcext:value-type="float">
            <text:p>60.5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4656" calcext:value-type="float">
            <text:p>60.8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9444" calcext:value-type="float">
            <text:p>62.1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22768" calcext:value-type="float">
            <text:p>58.7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9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7184" calcext:value-type="float">
            <text:p>60.5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7456" calcext:value-type="float">
            <text:p>60.4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8648" calcext:value-type="float">
            <text:p>60.0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37752" calcext:value-type="float">
            <text:p>59.7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7816" calcext:value-type="float">
            <text:p>59.4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0152" calcext:value-type="float">
            <text:p>56.0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9248" calcext:value-type="float">
            <text:p>57.2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7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82488" calcext:value-type="float">
            <text:p>56.4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6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6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6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0056" calcext:value-type="float">
            <text:p>54.55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2504" calcext:value-type="float">
            <text:p>57.3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028" calcext:value-type="float">
            <text:p>59.3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4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4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9" calcext:value-type="float">
            <text:p>56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4268" calcext:value-type="float">
            <text:p>59.5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764" calcext:value-type="float">
            <text:p>57.3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5336" calcext:value-type="float">
            <text:p>58.6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1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3512" calcext:value-type="float">
            <text:p>56.2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0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0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70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6096" calcext:value-type="float">
            <text:p>53.3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0152" calcext:value-type="float">
            <text:p>48.4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78112" calcext:value-type="float">
            <text:p>47.3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95816" calcext:value-type="float">
            <text:p>47.2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8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2344" calcext:value-type="float">
            <text:p>44.6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7384" calcext:value-type="float">
            <text:p>39.2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2624" calcext:value-type="float">
            <text:p>39.2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728" calcext:value-type="float">
            <text:p>39.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702091103902</text:p>
          </table:table-cell>
          <table:table-cell office:value-type="string" calcext:value-type="string">
            <text:p>EB-806B</text:p>
          </table:table-cell>
          <table:table-cell office:value-type="string" calcext:value-type="string">
            <text:p>1966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0344" calcext:value-type="float">
            <text:p>36.28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94" meta:object-count="0"/>
    <meta:user-defined meta:name="AppVersion">3.0</meta:user-defined>
  </office:meta>
</office:document-meta>
</file>